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a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JudXdAAnEVyUIO0Ga4pyc1WqCYFoXq2VFR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5T14:32:11.614930666</meta:creation-date>
    <dc:date>2024-05-25T14:52:48.751010158</dc:date>
    <meta:editing-duration>PT20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